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0cda9" officeooo:paragraph-rsid="0010cda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87b4a" officeooo:paragraph-rsid="00187b4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87b4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6477" officeooo:paragraph-rsid="0011647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2868c" officeooo:paragraph-rsid="001feb5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2868c" officeooo:paragraph-rsid="002723d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eefd1" officeooo:paragraph-rsid="00283939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c7e8a" officeooo:paragraph-rsid="002c7e8a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c7e8a" officeooo:paragraph-rsid="002d448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e2d09" officeooo:paragraph-rsid="003e09a9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2e2d09" officeooo:paragraph-rsid="00a838d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2e2d09" officeooo:paragraph-rsid="00a859bf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326e08" officeooo:paragraph-rsid="00326e0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326e08" officeooo:paragraph-rsid="003f309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326e08" officeooo:paragraph-rsid="00936d0c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545ecb" officeooo:paragraph-rsid="00545ecb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5626de" officeooo:paragraph-rsid="005626d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775b3e" officeooo:paragraph-rsid="00936d0c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paragraph-rsid="00936d0c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f9648" officeooo:paragraph-rsid="00a838d1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2f9648" officeooo:paragraph-rsid="00a859bf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style:text-underline-style="none" officeooo:rsid="0056b5f4" officeooo:paragraph-rsid="0056b5f4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style:text-underline-style="none" officeooo:rsid="0056b5f4" officeooo:paragraph-rsid="00572d72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style:text-underline-style="none" officeooo:rsid="005f222d" officeooo:paragraph-rsid="005f222d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style:text-underline-style="none" officeooo:rsid="005f222d" officeooo:paragraph-rsid="005ff8de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style:text-underline-style="none" officeooo:rsid="005f222d" officeooo:paragraph-rsid="0061caec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fo:font-weight="normal" officeooo:rsid="004bbe41" officeooo:paragraph-rsid="004bbe41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weight="normal" officeooo:rsid="004bbe41" officeooo:paragraph-rsid="004c542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fo:font-weight="normal" officeooo:rsid="004bbe41" officeooo:paragraph-rsid="004fc65b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fo:language="zxx" fo:country="none" fo:font-weight="normal" officeooo:rsid="004bbe41" officeooo:paragraph-rsid="00504704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fo:language="zxx" fo:country="none" fo:font-weight="normal" officeooo:rsid="0010cda9" officeooo:paragraph-rsid="0010cda9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text-properties fo:language="zxx" fo:country="none" fo:font-weight="normal" officeooo:rsid="0010cda9" officeooo:paragraph-rsid="00bf389a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text-properties fo:language="zxx" fo:country="none" fo:font-weight="normal" officeooo:rsid="0010cda9" officeooo:paragraph-rsid="00bf8bac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fo:language="zxx" fo:country="none" style:text-underline-style="solid" style:text-underline-width="auto" style:text-underline-color="font-color" officeooo:rsid="00545ecb" officeooo:paragraph-rsid="00545ecb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fo:font-style="italic" fo:font-weight="normal" officeooo:rsid="00464066" officeooo:paragraph-rsid="0028393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6" style:family="paragraph" style:parent-style-name="Standard">
      <style:text-properties fo:language="zxx" fo:country="none" fo:font-style="italic" fo:font-weight="normal" officeooo:rsid="0052badf" officeooo:paragraph-rsid="00326e0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7" style:family="paragraph" style:parent-style-name="Standard">
      <style:text-properties fo:language="zxx" fo:country="none" fo:font-style="italic" fo:font-weight="normal" officeooo:rsid="00491af4" officeooo:paragraph-rsid="00326e0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>
      <style:text-properties fo:language="zxx" fo:country="none" fo:font-style="italic" style:text-underline-style="none" fo:font-weight="normal" officeooo:rsid="005626de" officeooo:paragraph-rsid="00545ec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9" style:family="paragraph" style:parent-style-name="Standard">
      <style:text-properties fo:color="#21409a" fo:font-size="18pt" fo:language="zxx" fo:country="none" fo:font-weight="bold" officeooo:rsid="00b90c43" officeooo:paragraph-rsid="00b90c43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ecde"/>
    </style:style>
    <style:style style:name="T3" style:family="text">
      <style:text-properties style:text-underline-style="solid" style:text-underline-width="auto" style:text-underline-color="font-color" officeooo:rsid="001b2193"/>
    </style:style>
    <style:style style:name="T4" style:family="text">
      <style:text-properties style:text-underline-style="solid" style:text-underline-width="auto" style:text-underline-color="font-color" officeooo:rsid="00174fe9"/>
    </style:style>
    <style:style style:name="T5" style:family="text">
      <style:text-properties style:text-underline-style="solid" style:text-underline-width="auto" style:text-underline-color="font-color" officeooo:rsid="0036955a"/>
    </style:style>
    <style:style style:name="T6" style:family="text">
      <style:text-properties style:text-underline-style="solid" style:text-underline-width="auto" style:text-underline-color="font-color" officeooo:rsid="005ff8de"/>
    </style:style>
    <style:style style:name="T7" style:family="text">
      <style:text-properties style:text-underline-style="solid" style:text-underline-width="auto" style:text-underline-color="font-color" officeooo:rsid="008bc2da"/>
    </style:style>
    <style:style style:name="T8" style:family="text">
      <style:text-properties style:text-underline-style="solid" style:text-underline-width="auto" style:text-underline-color="font-color" officeooo:rsid="008f879d"/>
    </style:style>
    <style:style style:name="T9" style:family="text">
      <style:text-properties style:text-underline-style="solid" style:text-underline-width="auto" style:text-underline-color="font-color" officeooo:rsid="009f7b5e"/>
    </style:style>
    <style:style style:name="T10" style:family="text">
      <style:text-properties style:text-underline-style="solid" style:text-underline-width="auto" style:text-underline-color="font-color" officeooo:rsid="002c7e8a"/>
    </style:style>
    <style:style style:name="T11" style:family="text">
      <style:text-properties style:text-underline-style="solid" style:text-underline-width="auto" style:text-underline-color="font-color" officeooo:rsid="00b5b316"/>
    </style:style>
    <style:style style:name="T12" style:family="text">
      <style:text-properties style:text-underline-style="solid" style:text-underline-width="auto" style:text-underline-color="font-color" officeooo:rsid="00192546"/>
    </style:style>
    <style:style style:name="T13" style:family="text">
      <style:text-properties style:text-underline-style="solid" style:text-underline-width="auto" style:text-underline-color="font-color" officeooo:rsid="00d0789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5ecde"/>
    </style:style>
    <style:style style:name="T16" style:family="text">
      <style:text-properties style:text-underline-style="none" officeooo:rsid="00174fe9"/>
    </style:style>
    <style:style style:name="T17" style:family="text">
      <style:text-properties style:text-underline-style="none" officeooo:rsid="0018549e"/>
    </style:style>
    <style:style style:name="T18" style:family="text">
      <style:text-properties style:text-underline-style="none" officeooo:rsid="002d448c"/>
    </style:style>
    <style:style style:name="T19" style:family="text">
      <style:text-properties style:text-underline-style="none" officeooo:rsid="003537fd"/>
    </style:style>
    <style:style style:name="T20" style:family="text">
      <style:text-properties style:text-underline-style="none" officeooo:rsid="0045cb98"/>
    </style:style>
    <style:style style:name="T21" style:family="text">
      <style:text-properties style:text-underline-style="none" officeooo:rsid="00738db5"/>
    </style:style>
    <style:style style:name="T22" style:family="text">
      <style:text-properties style:text-underline-style="none" officeooo:rsid="0084754d"/>
    </style:style>
    <style:style style:name="T23" style:family="text">
      <style:text-properties style:text-underline-style="none" officeooo:rsid="0085fe14"/>
    </style:style>
    <style:style style:name="T24" style:family="text">
      <style:text-properties style:text-underline-style="none" officeooo:rsid="008f879d"/>
    </style:style>
    <style:style style:name="T25" style:family="text">
      <style:text-properties style:text-underline-style="none" officeooo:rsid="002c7e8a"/>
    </style:style>
    <style:style style:name="T26" style:family="text">
      <style:text-properties style:text-underline-style="none" officeooo:rsid="00b5b316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officeooo:rsid="00d52d7c"/>
    </style:style>
    <style:style style:name="T29" style:family="text">
      <style:text-properties style:text-underline-style="none" officeooo:rsid="00d631c4"/>
    </style:style>
    <style:style style:name="T30" style:family="text">
      <style:text-properties officeooo:rsid="0012868c"/>
    </style:style>
    <style:style style:name="T31" style:family="text">
      <style:text-properties officeooo:rsid="00187b4a"/>
    </style:style>
    <style:style style:name="T32" style:family="text">
      <style:text-properties officeooo:rsid="001993cf"/>
    </style:style>
    <style:style style:name="T33" style:family="text">
      <style:text-properties officeooo:rsid="001bebf9"/>
    </style:style>
    <style:style style:name="T34" style:family="text">
      <style:text-properties officeooo:rsid="001d2e8f"/>
    </style:style>
    <style:style style:name="T35" style:family="text">
      <style:text-properties officeooo:rsid="002d448c"/>
    </style:style>
    <style:style style:name="T36" style:family="text">
      <style:text-properties officeooo:rsid="002eeecb"/>
    </style:style>
    <style:style style:name="T37" style:family="text">
      <style:text-properties officeooo:rsid="002f0e97"/>
    </style:style>
    <style:style style:name="T38" style:family="text">
      <style:text-properties officeooo:rsid="004c5428"/>
    </style:style>
    <style:style style:name="T39" style:family="text">
      <style:text-properties officeooo:rsid="004ed291"/>
    </style:style>
    <style:style style:name="T40" style:family="text">
      <style:text-properties officeooo:rsid="00504704"/>
    </style:style>
    <style:style style:name="T41" style:family="text">
      <style:text-properties officeooo:rsid="00572d72"/>
    </style:style>
    <style:style style:name="T42" style:family="text">
      <style:text-properties officeooo:rsid="005ff8de"/>
    </style:style>
    <style:style style:name="T43" style:family="text">
      <style:text-properties officeooo:rsid="00617b96"/>
    </style:style>
    <style:style style:name="T44" style:family="text">
      <style:text-properties officeooo:rsid="00781158"/>
    </style:style>
    <style:style style:name="T45" style:family="text">
      <style:text-properties officeooo:rsid="007a6f06"/>
    </style:style>
    <style:style style:name="T46" style:family="text">
      <style:text-properties officeooo:rsid="00775b3e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b2193" style:font-weight-asian="bold" style:font-weight-complex="bold"/>
    </style:style>
    <style:style style:name="T49" style:family="text">
      <style:text-properties fo:font-weight="bold" officeooo:rsid="00cde648" style:font-weight-asian="bold" style:font-weight-complex="bold"/>
    </style:style>
    <style:style style:name="T50" style:family="text">
      <style:text-properties fo:font-weight="bold" officeooo:rsid="00ceb1c3" style:font-weight-asian="bold" style:font-weight-complex="bold"/>
    </style:style>
    <style:style style:name="T51" style:family="text">
      <style:text-properties fo:font-weight="bold" officeooo:rsid="00d40034" style:font-weight-asian="bold" style:font-weight-complex="bold"/>
    </style:style>
    <style:style style:name="T52" style:family="text">
      <style:text-properties fo:font-style="italic" officeooo:rsid="0046d5cd" style:font-style-asian="italic" style:font-style-complex="italic"/>
    </style:style>
    <style:style style:name="T53" style:family="text">
      <style:text-properties fo:font-style="italic" officeooo:rsid="00bb93e5" style:font-style-asian="italic" style:font-style-complex="italic"/>
    </style:style>
    <style:style style:name="T54" style:family="text">
      <style:text-properties fo:font-style="italic" officeooo:rsid="00bd56c6" style:font-style-asian="italic" style:font-style-complex="italic"/>
    </style:style>
    <style:style style:name="T55" style:family="text">
      <style:text-properties fo:font-style="italic" officeooo:rsid="00bf11bf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itness center</text:p>
      <text:p text:style-name="P39"/>
      <text:p text:style-name="P31"><text:span text:style-name="T52">Customer </text:span><text:span text:style-name="T53">entity </text:span><text:span text:style-name="T52"><text:s text:c="2"/></text:span></text:p>
      <text:p text:style-name="P1"><text:span text:style-name="T47">Customer</text:span>(<text:span text:style-name="T1">id</text:span><text:span text:style-name="T14">, birthDate, name, </text:span><text:span text:style-name="T17">mobile, </text:span><text:span text:style-name="T28">email</text:span>)</text:p>
      <text:p text:style-name="P2"><text:span text:style-name="T49">Cust</text:span><text:span text:style-name="T48">A</text:span><text:span text:style-name="T47">dress</text:span>(<text:span text:style-name="T1">customer, </text:span><text:span text:style-name="T12">number, street, city</text:span>)</text:p>
      <text:p text:style-name="P3"><text:span text:style-name="T31"><text:tab/>FK: (customer) </text:span>⊆ <text:span text:style-name="T32">Customer(id)</text:span></text:p>
      <text:p text:style-name="P1"/>
      <text:p text:style-name="P32"><text:span text:style-name="T52">Equipment </text:span><text:span text:style-name="T54">entity</text:span><text:span text:style-name="T52"> </text:span></text:p>
      <text:p text:style-name="P4"><text:span text:style-name="T47">Equipment</text:span>(<text:span text:style-name="T1">serialNumber</text:span><text:span text:style-name="T14">, name, status</text:span>)</text:p>
      <text:p text:style-name="P5"><text:span text:style-name="T47">using</text:span><text:span text:style-name="T51">Now</text:span>(<text:span text:style-name="T2">e</text:span><text:span text:style-name="T4">quipment</text:span><text:span text:style-name="T16">, </text:span><text:span text:style-name="T3">c</text:span><text:span text:style-name="T2">ustomer, </text:span><text:span text:style-name="T15"><text:s/></text:span><text:span text:style-name="T21">length</text:span>)</text:p>
      <text:p text:style-name="P6"><text:span text:style-name="T34"><text:tab/>FK: (equipment) </text:span>⊆ <text:span text:style-name="T34">Equipment(serialNumber)</text:span></text:p>
      <text:p text:style-name="P19"><text:span text:style-name="T30"><text:tab/>FK: (customer) </text:span>⊆ <text:span text:style-name="T33">Customer(id)</text:span></text:p>
      <text:p text:style-name="P19"/>
      <text:p text:style-name="P33"><text:span text:style-name="T52">Supplement</text:span><text:span text:style-name="T55">s entity</text:span></text:p>
      <text:p text:style-name="P15"><text:span text:style-name="T47">Supplements</text:span>(<text:span text:style-name="T8">name</text:span><text:span text:style-name="T24">, calories, cost</text:span>)</text:p>
      <text:p text:style-name="P18"><text:span text:style-name="T47">canBuy</text:span>(<text:span text:style-name="T8">name,</text:span><text:span text:style-name="T1"> </text:span><text:span text:style-name="T9">customer</text:span><text:span text:style-name="T7">Id</text:span>)</text:p>
      <text:p text:style-name="P18"><text:tab/><text:span text:style-name="T44">FK: (customerId) ⊆ Customer(id)</text:span></text:p>
      <text:p text:style-name="P19"><text:span text:style-name="T46"><text:tab/>FK: (</text:span><text:span text:style-name="T24">name</text:span><text:span text:style-name="T45">) ⊆ Supplements(</text:span><text:span text:style-name="T24">name</text:span><text:span text:style-name="T45">)</text:span><text:tab/></text:p>
      <text:p text:style-name="P7"/>
      <text:p text:style-name="P35">Weak entity and ISA hierarchy</text:p>
      <text:p text:style-name="P8"><text:span text:style-name="T47">Membership</text:span>(<text:span text:style-name="T1">customer, endDate</text:span><text:span text:style-name="T14">, startDate, </text:span><text:span text:style-name="T20">cost</text:span>)</text:p>
      <text:p text:style-name="P9"><text:tab/><text:span text:style-name="T35">FK: (customer) ⊆ Customer(</text:span><text:span text:style-name="T18">id</text:span><text:span text:style-name="T35">)</text:span></text:p>
      <text:p text:style-name="P9"/>
      <text:p text:style-name="P11"><text:span text:style-name="T47">Standard</text:span><text:span text:style-name="T36">(</text:span><text:span text:style-name="T10">customer, endDate</text:span><text:span text:style-name="T19">, </text:span><text:span text:style-name="T22">standardCard</text:span><text:span text:style-name="T36">)<text:tab/></text:span></text:p>
      <text:p text:style-name="P12"><text:tab/><text:span text:style-name="T37">FK: (</text:span><text:span text:style-name="T25">customer, endDate</text:span><text:span text:style-name="T37">) ⊆ Membership(</text:span><text:span text:style-name="T25">customer, endDate</text:span><text:span text:style-name="T37">)</text:span></text:p>
      <text:p text:style-name="P10"><text:tab/></text:p>
      <text:p text:style-name="P20"><text:span text:style-name="T47">Platinum</text:span>(<text:span text:style-name="T10">customer, endDate</text:span><text:span text:style-name="T5">, </text:span><text:span text:style-name="T23">platinumCard</text:span><text:span text:style-name="T1">)</text:span></text:p>
      <text:p text:style-name="P21"><text:tab/>FK: (<text:span text:style-name="T25">customer, endDate</text:span>) <text:span text:style-name="T35">⊆ </text:span>Membership(<text:span text:style-name="T25">customer, endDate</text:span>)</text:p>
      <text:p text:style-name="P14"/>
      <text:p text:style-name="P36">Classes entity</text:p>
      <text:p text:style-name="P16"><text:span text:style-name="T47">Classes</text:span>(<text:span text:style-name="T1">name, length, </text:span><text:span text:style-name="T13">datum</text:span><text:span text:style-name="T1">,</text:span> classCode<text:span text:style-name="T11">,</text:span><text:span text:style-name="T26"> </text:span>cost)</text:p>
      <text:p text:style-name="P34"/>
      <text:p text:style-name="P38">Employee and recursive relationship</text:p>
      <text:p text:style-name="P17"><text:span text:style-name="T27">Employee</text:span><text:span text:style-name="T14">(</text:span><text:span text:style-name="T1">id,</text:span><text:span text:style-name="T14"> name, mobile, wage, </text:span><text:span text:style-name="T29">email</text:span><text:span text:style-name="T14">)</text:span></text:p>
      <text:p text:style-name="P22"><text:span text:style-name="T50">Empl</text:span><text:span text:style-name="T47">Adress</text:span>(<text:span text:style-name="T1">employee, number, street, city</text:span>)</text:p>
      <text:p text:style-name="P23"><text:tab/><text:span text:style-name="T41">FK:(employee) ⊆ Employee(id)</text:span></text:p>
      <text:p text:style-name="P23"/>
      <text:p text:style-name="P24"><text:span text:style-name="T47">Manager</text:span><text:span text:style-name="T42">(</text:span><text:span text:style-name="T6">employee, manager</text:span><text:span text:style-name="T42">)</text:span></text:p>
      <text:p text:style-name="P25"><text:tab/><text:span text:style-name="T42">FK: (employee) ⊆ Employee(id)</text:span></text:p>
      <text:p text:style-name="P26"><text:tab/><text:span text:style-name="T43">FK: (manager) ⊆ Employee(id)</text:span></text:p>
      <text:p text:style-name="P13"/>
      <text:p text:style-name="P37">Ternary relationship</text:p>
      <text:p text:style-name="P27"><text:span text:style-name="T47">Has</text:span>(<text:span text:style-name="T1">customer</text:span><text:span text:style-name="T14">, </text:span><text:span text:style-name="T1">name, length, </text:span><text:span text:style-name="T13">datum</text:span><text:span text:style-name="T14">, </text:span><text:span text:style-name="T1">employee</text:span>)</text:p>
      <text:p text:style-name="P28"><text:tab/><text:span text:style-name="T38">FK: (customer) ⊆ Customer(id)</text:span></text:p>
      <text:p text:style-name="P29"><text:tab/><text:span text:style-name="T39">FK: (name, length, datum) ⊆ Classes(name, length, datum)</text:span></text:p>
      <text:p text:style-name="P30"><text:tab/><text:span text:style-name="T40">FK: (employee) ⊆ Employee(id)</text:span></text:p>
      <text:p text:style-name="P30"/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35:40.145390941</meta:creation-date>
    <meta:generator>LibreOffice/6.0.7.3$Linux_X86_64 LibreOffice_project/00m0$Build-3</meta:generator>
    <dc:date>2019-03-24T11:52:00.971585251</dc:date>
    <meta:editing-duration>PT2H43M37S</meta:editing-duration>
    <meta:editing-cycles>159</meta:editing-cycles>
    <meta:document-statistic meta:table-count="0" meta:image-count="0" meta:object-count="0" meta:page-count="1" meta:paragraph-count="37" meta:word-count="135" meta:character-count="1222" meta:non-whitespace-character-count="1101"/>
  </office:meta>
</office:document-meta>
</file>